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5a2b" officeooo:paragraph-rsid="00195a2b"/>
    </style:style>
    <style:style style:name="P2" style:family="paragraph" style:parent-style-name="Standard">
      <style:text-properties officeooo:paragraph-rsid="00195a2b"/>
    </style:style>
    <style:style style:name="P3" style:family="paragraph" style:parent-style-name="Standard">
      <style:text-properties fo:font-style="italic" fo:font-weight="bold" officeooo:rsid="00195a2b" officeooo:paragraph-rsid="001ba39f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1ba39f"/>
    </style:style>
    <style:style style:name="P5" style:family="paragraph" style:parent-style-name="Standard">
      <style:text-properties fo:font-style="normal" fo:font-weight="normal" officeooo:rsid="00195a2b" officeooo:paragraph-rsid="001dc24c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1ba39f" officeooo:paragraph-rsid="001dc24c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bf348" officeooo:paragraph-rsid="001bf348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paragraph-rsid="001ba39f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1ba39f" style:font-name-asian="Arial" style:font-name-complex="Arial"/>
    </style:style>
    <style:style style:name="P10" style:family="paragraph" style:parent-style-name="Standard">
      <style:paragraph-properties fo:text-align="justify" style:justify-single-word="false"/>
      <style:text-properties officeooo:paragraph-rsid="001bf348" style:font-name-asian="Arial" style:font-name-complex="Arial"/>
    </style:style>
    <style:style style:name="P11" style:family="paragraph" style:parent-style-name="Itens" style:list-style-name="">
      <style:text-properties officeooo:paragraph-rsid="00278590"/>
    </style:style>
    <style:style style:name="P12" style:family="paragraph" style:parent-style-name="Standard">
      <style:text-properties fo:font-style="italic" fo:font-weight="bold" officeooo:rsid="00195a2b" officeooo:paragraph-rsid="001ba39f" fo:background-color="#ffffff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normal" fo:font-weight="normal" officeooo:rsid="001bf348" officeooo:paragraph-rsid="0027859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bf348" officeooo:paragraph-rsid="001bf348" style:font-style-asian="normal" style:font-weight-asian="normal" style:font-style-complex="normal" style:font-weight-complex="normal"/>
    </style:style>
    <style:style style:name="P15" style:family="paragraph" style:parent-style-name="Standard" style:list-style-name="WW8Num2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tyle="normal" fo:font-weight="normal" officeooo:rsid="001bf348" officeooo:paragraph-rsid="002a4ea6" style:font-style-asian="normal" style:font-weight-asian="normal" style:font-style-complex="normal" style:font-weight-complex="normal"/>
    </style:style>
    <style:style style:name="P16" style:family="paragraph" style:parent-style-name="Standard" style:list-style-name="WW8Num2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1bf348" officeooo:paragraph-rsid="002a4ea6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officeooo:paragraph-rsid="002a4ea6" style:font-name-asian="Arial" style:font-name-complex="Arial"/>
    </style:style>
    <style:style style:name="T1" style:family="text">
      <style:text-properties fo:font-weight="bold" officeooo:rsid="00195a2b" style:font-weight-asian="bold" style:font-weight-complex="bold"/>
    </style:style>
    <style:style style:name="T2" style:family="text">
      <style:text-properties fo:font-weight="bold" officeooo:rsid="001b81d8" style:font-weight-asian="bold" style:font-weight-complex="bold"/>
    </style:style>
    <style:style style:name="T3" style:family="text">
      <style:text-properties fo:font-weight="bold" officeooo:rsid="001ba39f" style:font-weight-asian="bold" style:font-weight-complex="bold"/>
    </style:style>
    <style:style style:name="T4" style:family="text">
      <style:text-properties fo:font-weight="bold" officeooo:rsid="00278590" style:font-weight-asian="bold" style:font-weight-complex="bold"/>
    </style:style>
    <style:style style:name="T5" style:family="text">
      <style:text-properties officeooo:rsid="001ba39f"/>
    </style:style>
    <style:style style:name="T6" style:family="text">
      <style:text-properties officeooo:rsid="001dc24c"/>
    </style:style>
    <style:style style:name="T7" style:family="text">
      <style:text-properties officeooo:rsid="0020d513"/>
    </style:style>
    <style:style style:name="T8" style:family="text">
      <style:text-properties officeooo:rsid="00278590"/>
    </style:style>
    <style:style style:name="T9" style:family="text">
      <style:text-properties fo:font-size="12pt" fo:language="pt" fo:country="BR" style:font-size-asian="12pt"/>
    </style:style>
    <style:style style:name="T10" style:family="text">
      <style:text-properties fo:font-size="12pt" fo:language="pt" fo:country="BR" officeooo:rsid="0006461f" style:font-size-asian="12pt"/>
    </style:style>
    <style:style style:name="T11" style:family="text">
      <style:text-properties fo:font-size="12pt" fo:language="pt" fo:country="BR" style:font-size-asian="12pt" style:font-size-complex="12pt" style:font-weight-complex="bold"/>
    </style:style>
    <style:style style:name="T12" style:family="text">
      <style:text-properties fo:font-size="12pt" fo:language="pt" fo:country="BR" officeooo:rsid="0006461f" style:font-size-asian="12pt" style:font-size-complex="12pt" style:font-weight-complex="bold"/>
    </style:style>
    <style:style style:name="T13" style:family="text">
      <style:text-properties officeooo:rsid="002a4e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Exercícios</text:span><text:span text:style-name="T1"> </text:span><text:span text:style-name="T4">Vetores e Matrizes</text:span></text:p>
      <text:p text:style-name="Standard"/>
      <text:p text:style-name="Standard"/>
      <text:p text:style-name="P12">Questão <text:span text:style-name="T8">2 </text:span></text:p>
      <text:p text:style-name="P7"/>
      <text:p text:style-name="P13"/>
      <text:p text:style-name="P13">programa<text:line-break/>{</text:p>
      <text:p text:style-name="P11"><text:span text:style-name="T9">/</text:span><text:span text:style-name="T10">* </text:span><text:span text:style-name="T9">Um dado é lançado 10 vezes e o valor correspondente é anotado. Faça um programa que gere um vetor com os lançamentos, escreva esse vetor. A seguir determine e imprima a média aritmética dos lançamentos, contabilize e apresente também quantas foram as ocorrências da maior pontuação. </text:span><text:span text:style-name="T10">*/</text:span></text:p>
      <text:p text:style-name="P13"/>
      <text:p text:style-name="P13"><text:s text:c="4"/>funcao inicio()<text:line-break/> <text:s text:c="3"/>{<text:line-break/> <text:s text:c="3"/>inteiro lancamentos [10], conta, media = 0, qtdMaior = 0, recebe = 0, maior = 0<text:line-break/><text:line-break/> <text:s text:c="7"/>para (conta = 0; conta &lt; 10; conta++){<text:line-break/> <text:s text:c="11"/>escreva("\nInforme o valor do lançamento do dado: ")<text:line-break/> <text:s text:c="11"/>leia(lancamentos[conta])<text:line-break/> <text:s text:c="11"/>//soma os valores informados e armazena variável recebe<text:line-break/> <text:s text:c="11"/>recebe += lancamentos[conta]<text:line-break/> <text:s text:c="7"/>}<text:line-break/> <text:s text:c="11"/>media = recebe/conta<text:line-break/> <text:s text:c="11"/>escreva("\nA média é: ", media)<text:line-break/><text:line-break/> <text:s text:c="7"/>para (conta = 0; conta &lt; 10; conta++){<text:line-break/> <text:s text:c="11"/>//Compara os valores<text:line-break/> <text:s text:c="11"/>se(lancamentos[conta] &gt; maior){<text:line-break/> <text:s text:c="15"/>maior = lancamentos[conta]<text:line-break/> <text:s text:c="11"/>}<text:line-break/> <text:s text:c="7"/>}<text:line-break/> <text:s text:c="7"/>escreva("\nO maior valor é: ", maior)<text:line-break/><text:line-break/> <text:s text:c="7"/>para (conta = 0; conta &lt; 10; conta++){<text:line-break/> <text:s text:c="11"/>//Compara os valores<text:line-break/> <text:s text:c="11"/>se(lancamentos[conta] == maior){<text:line-break/> <text:s text:c="19"/>qtdMaior++<text:line-break/> <text:s text:c="11"/>}<text:line-break/> <text:s text:c="7"/>}<text:line-break/> <text:s text:c="3"/>escreva("\nA q<text:span text:style-name="T8">uan</text:span>t<text:span text:style-name="T8">ida</text:span>d<text:span text:style-name="T8">e</text:span> de vezes que o maior valor apareceu é: ",qtdMaior)<text:line-break/> <text:s text:c="3"/>}<text:line-break/>}<text:line-break/><text:line-break/>Conversar em #lógica-de-programação<text:line-break/></text:p>
      <text:p text:style-name="P7"/>
      <text:p text:style-name="P8"/>
      <text:p text:style-name="P3">Questão <text:span text:style-name="T8">4 </text:span></text:p>
      <text:list xml:id="list4107203226" text:style-name="WW8Num2">
        <text:list-header>
          <text:p text:style-name="P15"/>
          <text:p text:style-name="P16">programa</text:p>
          <text:p text:style-name="P16"><text:soft-page-break/><text:line-break/>{</text:p>
          <text:p text:style-name="P16"/>
        </text:list-header>
      </text:list>
      <text:p text:style-name="P17">funcao inicio()<text:line-break/> <text:s text:c="3"/>{<text:line-break/> <text:s text:c="7"/></text:p>
      <text:p text:style-name="P17"><text:span text:style-name="T11">/</text:span><text:span text:style-name="T12">* </text:span><text:span text:style-name="T11">Crie um programa que receba valores do usuário para preencher uma matriz 3X3, e em seguida, exiba a soma dos valores dela e a soma dos valores da primeira diagonal, ou seja, diagonal principal. </text:span><text:span text:style-name="T12">*/</text:span><text:line-break/><text:line-break/> <text:s text:c="3"/>inteiro vet[3][3], somaVet = 0, somaDiagonal = 0, l, c<text:line-break/><text:line-break/> <text:s text:c="3"/>para(l = 0; l &lt; 3; l++){<text:line-break/><text:line-break/> <text:s text:c="7"/>para(c = 0; c &lt; 3; c++){<text:line-break/><text:line-break/> <text:s text:c="7"/>escreva("Digite um valor para a posição [", l, "][", c, "]: ")<text:line-break/> <text:s text:c="7"/>leia(vet[l][c])<text:line-break/><text:line-break/> <text:s text:c="7"/>somaVet = somaVet + vet[l][c]<text:line-break/><text:line-break/> <text:s text:c="7"/>se(l == c){<text:line-break/> <text:s text:c="11"/>somaDiagonal = somaDiagonal + vet[l][c]<text:line-break/> <text:s text:c="7"/>}<text:line-break/> <text:s text:c="11"/>}<text:line-break/> <text:s text:c="7"/>}<text:line-break/> <text:s text:c="3"/>escreva("A soma dos vetores será igual a " + somaVet)<text:line-break/> <text:s text:c="3"/>escreva("\n" + "A soma da diagonal será igual a " + somaDiagonal)<text:line-break/> <text:s text:c="3"/>} </text:p>
      <text:p text:style-name="P17"><text:span text:style-name="T13">}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tens" style:family="paragraph" style:parent-style-name="Standard" style:list-style-name="WW8Num2">
      <style:paragraph-properties fo:margin-top="0.423cm" fo:margin-bottom="0cm" style:contextual-spacing="false" fo:text-align="justify" style:justify-single-word="false"/>
      <style:text-properties fo:font-size="10pt" fo:language="en" fo:country="GB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3:47:20.654695994</meta:creation-date>
    <dc:date>2022-12-04T20:25:35.985000000</dc:date>
    <meta:editing-duration>PT15H59M59S</meta:editing-duration>
    <meta:editing-cycles>26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11" meta:word-count="290" meta:character-count="2089" meta:non-whitespace-character-count="1424"/>
  </office:meta>
</office:document-meta>
</file>